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9d3" officeooo:paragraph-rsid="000c69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9d3" officeooo:paragraph-rsid="000c69d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69d3" officeooo:paragraph-rsid="000c69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b539" officeooo:paragraph-rsid="000fb53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49b" officeooo:paragraph-rsid="0019d49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c69d3" officeooo:paragraph-rsid="000c69d3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e534b" officeooo:paragraph-rsid="000e534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0850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685e7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0e534b" officeooo:paragraph-rsid="000e534b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ec56d" officeooo:paragraph-rsid="000ec56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fb539" officeooo:paragraph-rsid="001685e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0fb539" officeooo:paragraph-rsid="00108501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685e7" officeooo:paragraph-rsid="001685e7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3f20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7984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bold" officeooo:rsid="00173f20" officeooo:paragraph-rsid="00173f20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weight="normal" officeooo:rsid="001ab869" officeooo:paragraph-rsid="001ab869" style:font-weight-asian="normal" style:font-weight-complex="normal"/>
    </style:style>
    <style:style style:name="P37" style:family="paragraph" style:parent-style-name="Standard" style:list-style-name="L14">
      <style:paragraph-properties fo:text-align="start" style:justify-single-word="false"/>
      <style:text-properties fo:font-weight="normal" officeooo:rsid="001bfd87" officeooo:paragraph-rsid="001bfd8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11e84a"/>
    </style:style>
    <style:style style:name="P39" style:family="paragraph" style:parent-style-name="Standard" style:list-style-name="L9">
      <style:paragraph-properties fo:text-align="start" style:justify-single-word="false"/>
      <style:text-properties officeooo:paragraph-rsid="00157443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18450a"/>
    </style:style>
    <style:style style:name="P41" style:family="paragraph" style:parent-style-name="Standard" style:list-style-name="L10">
      <style:paragraph-properties fo:text-align="start" style:justify-single-word="false"/>
      <style:text-properties officeooo:paragraph-rsid="00177984"/>
    </style:style>
    <style:style style:name="P42" style:family="paragraph" style:parent-style-name="Standard">
      <style:paragraph-properties fo:text-align="start" style:justify-single-word="false"/>
      <style:text-properties officeooo:paragraph-rsid="001ab869"/>
    </style:style>
    <style:style style:name="P43" style:family="paragraph" style:parent-style-name="Standard" style:list-style-name="L13">
      <style:paragraph-properties fo:text-align="start" style:justify-single-word="false"/>
      <style:text-properties officeooo:paragraph-rsid="001ab869"/>
    </style:style>
    <style:style style:name="P44" style:family="paragraph" style:parent-style-name="Standard">
      <style:paragraph-properties fo:text-align="start" style:justify-single-word="false"/>
      <style:text-properties officeooo:paragraph-rsid="001bfd87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9d49b" officeooo:paragraph-rsid="0019d49b" style:font-weight-asian="bold" style:font-weight-complex="bold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1685e7" officeooo:paragraph-rsid="001685e7"/>
    </style:style>
    <style:style style:name="P47" style:family="paragraph" style:parent-style-name="Standard" style:list-style-name="L3">
      <style:paragraph-properties fo:text-align="start" style:justify-single-word="false"/>
      <style:text-properties fo:font-style="normal" officeooo:rsid="001685e7" officeooo:paragraph-rsid="001685e7" style:font-style-asian="normal" style:font-style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tyle="normal" officeooo:rsid="0018450a" officeooo:paragraph-rsid="0018450a" style:font-style-asian="normal" style:font-style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font-style="normal" fo:font-weight="normal" officeooo:rsid="001bfd87" officeooo:paragraph-rsid="001bfd87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tyle="italic" officeooo:rsid="0018450a" officeooo:paragraph-rsid="0018450a" style:font-style-asian="italic" style:font-style-complex="italic"/>
    </style:style>
    <style:style style:name="T1" style:family="text">
      <style:text-properties officeooo:rsid="000ec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50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57443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0850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8450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ab869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bold" officeooo:rsid="0011e84a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text-underline-style="none" fo:font-weight="bold" officeooo:rsid="00157443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officeooo:rsid="00157443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177984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1ab869" style:font-size-asian="10.5pt" style:font-style-asian="normal" style:font-size-complex="12pt" style:font-style-complex="normal"/>
    </style:style>
    <style:style style:name="T19" style:family="text">
      <style:text-properties fo:font-size="12pt" fo:font-style="normal" fo:font-weight="bold" officeooo:rsid="001ab869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bold" officeooo:rsid="001bfd87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italic" style:text-underline-style="none" fo:font-weight="normal" officeooo:rsid="00157443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style:text-underline-style="none" fo:font-weight="normal" officeooo:rsid="00177984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018450a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1ab869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style:font-size-asian="10.5pt" style:font-style-asian="italic" style:font-size-complex="12pt" style:font-style-complex="italic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style:text-underline-style="none"/>
    </style:style>
    <style:style style:name="T30" style:family="text">
      <style:text-properties officeooo:rsid="001ab869"/>
    </style:style>
    <style:style style:name="T31" style:family="text">
      <style:text-properties officeooo:rsid="001bfd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-Flexbox</text:p>
      <text:p text:style-name="P2"/>
      <text:p text:style-name="P3">Flexbox</text:p>
      <text:list xml:id="list3103697458" text:style-name="L1">
        <text:list-item>
          <text:p text:style-name="P6">Flexbox is a way to arrange items into rows or columns where those items are flexible (grow or shrink) based on rules that can be defined.</text:p>
        </text:list-item>
        <text:list-item>
          <text:p text:style-name="P7">Flex will fill the available area and set equal lengths among the elements.</text:p>
        </text:list-item>
      </text:list>
      <text:p text:style-name="P8"/>
      <text:p text:style-name="P9">Flex Containers and Flex Items</text:p>
      <text:list xml:id="list3333011970" text:style-name="L2">
        <text:list-item>
          <text:p text:style-name="P13">A flex container is any element that has <text:span text:style-name="T2">display: flex;</text:span></text:p>
        </text:list-item>
        <text:list-item>
          <text:p text:style-name="P13"><text:span text:style-name="T4">A flex item is any element that lives directly inside a flex container.</text:span></text:p>
          <text:list>
            <text:list-item>
              <text:p text:style-name="P14"><text:span text:style-name="T4">An element can be both a flex container and a flex item. (put </text:span><text:span text:style-name="T2">display: flex;</text:span><text:span text:style-name="T4"> on a flex item and use flexbox to arrange what’s inside)</text:span></text:p>
            </text:list-item>
          </text:list>
        </text:list-item>
        <text:list-item>
          <text:p text:style-name="P12">Flexbox <text:span text:style-name="T1">is a library of properties that can be applied to flex containers and flex items. Some properties are unique to either containers or items.</text:span></text:p>
        </text:list-item>
      </text:list>
      <text:p text:style-name="P15"/>
      <text:p text:style-name="P10"><text:span text:style-name="T4">Shorthand</text:span></text:p>
      <text:list xml:id="list2929060422" text:style-name="L5">
        <text:list-item>
          <text:p text:style-name="P18"><text:span text:style-name="T4">Shorthand properties are CSS properties that can set the values of multiple other CSS properties simultaneously. Using shorthand properties, it allows for more concise and readable stylesheets.</text:span></text:p>
        </text:list-item>
        <text:list-item>
          <text:p text:style-name="P18"><text:a xlink:type="simple" xlink:href="https://developer.mozilla.org/en-US/docs/Web/CSS/Shorthand_properties" text:style-name="Internet_20_link" text:visited-style-name="Visited_20_Internet_20_Link"><text:span text:style-name="T5">Shorthand properties MDN</text:span></text:a></text:p>
        </text:list-item>
      </text:list>
      <text:p text:style-name="P15"/>
      <text:p text:style-name="P4">Growing and Shrinking</text:p>
      <text:list xml:id="list1516364306" text:style-name="L4">
        <text:list-item>
          <text:p text:style-name="P17">The <text:span text:style-name="T2">flex</text:span><text:span text:style-name="T4"> declaration is a shorthand for 3 properties that can be set on a flex-item.</text:span></text:p>
          <text:list>
            <text:list-item>
              <text:p text:style-name="P17"><text:span text:style-name="T4">These properties affect how flex-items size themselves within their container.</text:span></text:p>
            </text:list-item>
            <text:list-item>
              <text:p text:style-name="P20">flex<text:span text:style-name="T4"> is a shorthand for flex-grow, flex-shrink, and flex-basis.</text:span></text:p>
              <text:list>
                <text:list-item>
                  <text:p text:style-name="P20"><text:span text:style-name="T4">Default values for flex are: </text:span><text:span text:style-name="T29">flex: 0 1 0%;</text:span></text:p>
                </text:list-item>
              </text:list>
            </text:list-item>
          </text:list>
        </text:list-item>
      </text:list>
      <text:p text:style-name="P21"><text:span text:style-name="T6"/></text:p>
      <text:p text:style-name="P21"><text:span text:style-name="T6"><text:tab/></text:span><text:span text:style-name="T7">flex-grow</text:span></text:p>
      <text:list xml:id="list3944035459" text:style-name="L6">
        <text:list-item>
          <text:p text:style-name="P22"><text:span text:style-name="T29">flex-grow</text:span><text:span text:style-name="T6"> expects a single value and is used as the flex-item’s “growth factor”.</text:span></text:p>
        </text:list-item>
        <text:list-item>
          <text:p text:style-name="P22"><text:span text:style-name="T6">The growth factor tells the flex-item to grow to sizes in relation to other items in the flex-box.</text:span></text:p>
          <text:list>
            <text:list-item>
              <text:p text:style-name="P29"><text:span text:style-name="T29">If we apply </text:span><text:span text:style-name="T3">flex: 1</text:span><text:span text:style-name="T29"> to the flex-container, it will tell the flex-items to grow to the same size within the container.</text:span></text:p>
            </text:list-item>
            <text:list-item>
              <text:p text:style-name="P29"><text:span text:style-name="T29">If we apply </text:span><text:span text:style-name="T3">flex: 2</text:span><text:span text:style-name="T29"> to an item inside the container, the item will grow to 2x the size of other items in the container.</text:span></text:p>
              <text:p text:style-name="P29"><text:span text:style-name="T29"/></text:p>
            </text:list-item>
          </text:list>
        </text:list-item>
      </text:list>
      <text:p text:style-name="P21"><text:span text:style-name="T7"><text:tab/></text:span><text:span text:style-name="T8">f</text:span><text:span text:style-name="T7">lex-shrink</text:span></text:p>
      <text:list xml:id="list84621268" text:style-name="L8">
        <text:list-item>
          <text:p text:style-name="P30"><text:span text:style-name="T29">The </text:span><text:span text:style-name="T3">flex-shrink</text:span><text:span text:style-name="T29"> property sets the “shrink factor” of a flex item.</text:span></text:p>
          <text:list>
            <text:list-item>
              <text:p text:style-name="P23"><text:span text:style-name="T29">flex-shrink</text:span><text:span text:style-name="T6"> is only applied if all the flex-items end up being bigger than the parent container. (container=300px, while the 3 items are set at: 150px)</text:span></text:p>
            </text:list-item>
          </text:list>
        </text:list-item>
        <text:list-item>
          <text:p text:style-name="P23"><text:span text:style-name="T6">The default value for </text:span><text:span text:style-name="T29">flex-shrink</text:span><text:span text:style-name="T6"> is </text:span><text:span text:style-name="T7">1 </text:span><text:span text:style-name="T6">which means all items will shrink evenly.</text:span></text:p>
          <text:list>
            <text:list-item>
              <text:p text:style-name="P23"><text:span text:style-name="T6">To disable shrinking for an item, use </text:span><text:span text:style-name="T29">flex-shrink: 0</text:span><text:span text:style-name="T6">.</text:span></text:p>
            </text:list-item>
            <text:list-item>
              <text:p text:style-name="P23"><text:span text:style-name="T6">A higher value for </text:span><text:span text:style-name="T29">flex-shrink</text:span><text:span text:style-name="T6"> will cause the item to shrink at a higher rate than other items in the container.</text:span></text:p>
              <text:p text:style-name="P23"><text:span text:style-name="T6"/></text:p>
            </text:list-item>
          </text:list>
        </text:list-item>
      </text:list>
      <text:p text:style-name="P38"><text:span text:style-name="T13"><text:tab/></text:span><text:span text:style-name="T14">f</text:span><text:span text:style-name="T13">lex-basis</text:span></text:p>
      <text:list xml:id="list2846447360" text:style-name="L9">
        <text:list-item>
          <text:p text:style-name="P24"><text:span text:style-name="T6">The </text:span><text:span text:style-name="T29">flex-basis</text:span><text:span text:style-name="T6"> sets the initial size of a flex-item, so any sort of </text:span><text:span text:style-name="T29">flex-grow</text:span><text:span text:style-name="T6"> or </text:span><text:span text:style-name="T29">flex-shrink</text:span><text:span text:style-name="T6"> will start from the baseline size.</text:span></text:p>
        </text:list-item>
        <text:list-item>
          <text:p text:style-name="P39"><text:soft-page-break/><text:span text:style-name="T15">The default value for </text:span><text:span text:style-name="T21">flex-basis</text:span><text:span text:style-name="T15"> is </text:span><text:span text:style-name="T14">auto.</text:span><text:span text:style-name="T15"> However, when declared within </text:span><text:span text:style-name="T21">flex</text:span><text:span text:style-name="T15"> like </text:span><text:span text:style-name="T21">flex: 1;</text:span><text:span text:style-name="T15"> it is interpreted as </text:span><text:span text:style-name="T21">flex: 1 1 0</text:span><text:span text:style-name="T15">. </text:span></text:p>
          <text:list>
            <text:list-item>
              <text:p text:style-name="P39"><text:span text:style-name="T15">At the value of 0%, the item will ignore the item’s set width and shrink evenly.</text:span></text:p>
            </text:list-item>
            <text:list-item>
              <text:p text:style-name="P24"><text:span text:style-name="T6">The value </text:span><text:span text:style-name="T29">auto</text:span><text:span text:style-name="T6"> is used to tell the item to check for a width declaration.</text:span></text:p>
            </text:list-item>
          </text:list>
        </text:list-item>
        <text:list-item>
          <text:p text:style-name="P24"><text:span text:style-name="T6">In practice, most likely be using declarations like </text:span><text:span text:style-name="T29">flex: 1</text:span><text:span text:style-name="T6"> to make items grow evenly and shrink evenly or use flex-shrink: 0</text:span><text:span text:style-name="T29"> </text:span><text:span text:style-name="T6">to keep items from shrinking.</text:span></text:p>
        </text:list-item>
      </text:list>
      <text:p text:style-name="P25"><text:span text:style-name="T6"/></text:p>
      <text:p text:style-name="P28"><text:span text:style-name="T6">Axes</text:span></text:p>
      <text:list xml:id="list165013043" text:style-name="L10">
        <text:list-item>
          <text:p text:style-name="P26"><text:span text:style-name="T6">flexbox can work either horizontally and vertically. </text:span></text:p>
        </text:list-item>
        <text:list-item>
          <text:p text:style-name="P26"><text:span text:style-name="T6">The default direction for a flex container is horizontal (row), but can be changed to vertical (column) by using </text:span><text:span text:style-name="T29">flex-direction.</text:span></text:p>
        </text:list-item>
        <text:list-item>
          <text:p text:style-name="P31"><text:span text:style-name="T29">For every flex-container, it has two axis: main axis and cross axis.</text:span></text:p>
          <text:list>
            <text:list-item>
              <text:p text:style-name="P31"><text:span text:style-name="T29">The direction of these axis will be changed when </text:span><text:span text:style-name="T3">flex-direction</text:span><text:span text:style-name="T29"> is changed.</text:span></text:p>
              <text:list>
                <text:list-item>
                  <text:p text:style-name="P41"><text:span text:style-name="T22">flex-direction:row</text:span><text:span text:style-name="T16"> puts the main axis horizontally (left-to-right)</text:span></text:p>
                </text:list-item>
                <text:list-item>
                  <text:p text:style-name="P27"><text:span text:style-name="T29">flex-direction:column</text:span><text:span text:style-name="T6"> puts the main axis vertically (top-to-bottom)</text:span></text:p>
                </text:list-item>
                <text:list-item>
                  <text:p text:style-name="P27"><text:span text:style-name="T6"/></text:p>
                </text:list-item>
              </text:list>
            </text:list-item>
          </text:list>
        </text:list-item>
      </text:list>
      <text:p text:style-name="P15"><text:span text:style-name="T4"/></text:p>
      <text:p text:style-name="P11">Knowledge Check</text:p>
      <text:list xml:id="list543663965" text:style-name="L3">
        <text:list-item>
          <text:p text:style-name="P16">What’s the diference between a flex container and a flex item?</text:p>
          <text:list>
            <text:list-item>
              <text:p text:style-name="P16">A flex container is the element that contains display:flex. A flex item is any element that is nested inside the flex container.</text:p>
              <text:p text:style-name="P16"/>
            </text:list-item>
          </text:list>
        </text:list-item>
        <text:list-item>
          <text:p text:style-name="P16">How do you create a flex item?</text:p>
          <text:list>
            <text:list-item>
              <text:p text:style-name="P16"><text:span text:style-name="T4">A flex item is created when it is placed inside a flex container.</text:span></text:p>
              <text:p text:style-name="P16"><text:span text:style-name="T4"/></text:p>
            </text:list-item>
          </text:list>
        </text:list-item>
        <text:list-item>
          <text:p text:style-name="P19"><text:span text:style-name="T4">What are the 3 values defined in the shorthand </text:span><text:span text:style-name="T2">flex</text:span><text:span text:style-name="T4"> property? (e.g. flex: 1 1 auto)</text:span></text:p>
          <text:list>
            <text:list-item>
              <text:p text:style-name="P46"><text:span text:style-name="T10">t</text:span><text:span text:style-name="T9">he </text:span><text:span text:style-name="T23">flex</text:span><text:span text:style-name="T9"> shorthand has three properties: </text:span><text:span text:style-name="T23">flex-grow, flex-shrink, flex-basis</text:span></text:p>
              <text:p text:style-name="P46"><text:span text:style-name="T23"/></text:p>
            </text:list-item>
          </text:list>
        </text:list-item>
        <text:list-item>
          <text:p text:style-name="P48"><text:span text:style-name="T27">How do you make flex items arrange themselves vertically instead of horizontally</text:span></text:p>
          <text:list>
            <text:list-item>
              <text:p text:style-name="P48"><text:span text:style-name="T27">Use the declaration: </text:span><text:span text:style-name="T23">flex-direction: column</text:span></text:p>
              <text:p text:style-name="P48"><text:span text:style-name="T9"/></text:p>
            </text:list-item>
          </text:list>
        </text:list-item>
        <text:list-item>
          <text:p text:style-name="P48"><text:span text:style-name="T27">In a column flex-container, what does flex-basis refer to?</text:span></text:p>
          <text:list>
            <text:list-item>
              <text:p text:style-name="P40"><text:span text:style-name="T24">flex-basis</text:span><text:span text:style-name="T11"> in a column flex-container refers to the height.</text:span></text:p>
            </text:list-item>
          </text:list>
        </text:list-item>
        <text:list-item>
          <text:p text:style-name="P48"><text:span text:style-name="T27">In a row flex-containter, what does flex-basis refer to?</text:span></text:p>
          <text:list>
            <text:list-item>
              <text:p text:style-name="P40"><text:span text:style-name="T24">flex-basis </text:span><text:span text:style-name="T11">in a row flex-containter refers to the width.</text:span></text:p>
            </text:list-item>
          </text:list>
        </text:list-item>
        <text:list-item>
          <text:p text:style-name="P48"><text:span text:style-name="T27">Why do the previous two questions have different answers?</text:span></text:p>
          <text:list>
            <text:list-item>
              <text:p text:style-name="P50"><text:span text:style-name="T27">Flex</text:span><text:span text:style-name="T9">-basis refers to different variables because </text:span><text:span text:style-name="T27">flex-direction</text:span><text:span text:style-name="T9"> changes the main and cross axis for containers when changing between column and row.</text:span></text:p>
              <text:p text:style-name="P47"><text:span text:style-name="T27"/></text:p>
            </text:list-item>
          </text:list>
        </text:list-item>
      </text:list>
      <text:p text:style-name="P5"><text:span text:style-name="T5">A</text:span><text:span text:style-name="T4">lignment</text:span></text:p>
      <text:list xml:id="list3873609691" text:style-name="L11">
        <text:list-item>
          <text:p text:style-name="P32"><text:span text:style-name="T17">flexbox allows for alignment of items in the container while retaining the item’s width and height.</text:span></text:p>
        </text:list-item>
        <text:list-item>
          <text:p text:style-name="P32"><text:span text:style-name="T17">This can be achieved by using </text:span><text:span text:style-name="T26">justify-content</text:span><text:span text:style-name="T17"> declaration which aligns items across the main axis of the container.</text:span></text:p>
        </text:list-item>
        <text:list-item>
          <text:p text:style-name="P32"><text:span text:style-name="T17">To change the placement of items along the cross axis, use </text:span><text:span text:style-name="T26">align-items</text:span><text:span text:style-name="T17">.</text:span></text:p>
        </text:list-item>
        <text:list-item>
          <text:p text:style-name="P32"><text:span text:style-name="T17">Due to </text:span><text:span text:style-name="T26">justify-content </text:span><text:span text:style-name="T17">and </text:span><text:span text:style-name="T26">align-items</text:span><text:span text:style-name="T17"> using main and cross axis of the container, there are behavior changes depending on the </text:span><text:span text:style-name="T26">flex-direction</text:span><text:span text:style-name="T17">.</text:span></text:p>
          <text:list>
            <text:list-item>
              <text:p text:style-name="P32"><text:span text:style-name="T17">In </text:span><text:span text:style-name="T26">flex-direction: row;</text:span><text:span text:style-name="T17"> | </text:span><text:span text:style-name="T26">justify-content</text:span><text:span text:style-name="T17"> will align items horizontally | </text:span><text:span text:style-name="T26">align-items</text:span><text:span text:style-name="T17"> will align items vertically</text:span></text:p>
            </text:list-item>
            <text:list-item>
              <text:p text:style-name="P32"><text:soft-page-break/><text:span text:style-name="T17">In </text:span><text:span text:style-name="T26">flex-direction: column;</text:span><text:span text:style-name="T17"> | </text:span><text:span text:style-name="T26">justify-content</text:span><text:span text:style-name="T17"> will align items vertically | </text:span><text:span text:style-name="T26">align-items</text:span><text:span text:style-name="T17"> will align items horizontally.</text:span></text:p>
            </text:list-item>
          </text:list>
        </text:list-item>
      </text:list>
      <text:p text:style-name="P33"><text:span text:style-name="T17"/></text:p>
      <text:p text:style-name="P45"><text:span text:style-name="T17">GAP</text:span></text:p>
      <text:list xml:id="list2944627220" text:style-name="L12">
        <text:list-item>
          <text:p text:style-name="P34"><text:span text:style-name="T17">The </text:span><text:span text:style-name="T26">gap</text:span><text:span text:style-name="T17"> property adds specified space between flex items, which has a similar effect as margin.</text:span></text:p>
        </text:list-item>
      </text:list>
      <text:p text:style-name="P35"><text:span text:style-name="T17"/></text:p>
      <text:p text:style-name="P42"><text:span text:style-name="T19">flex-wrap</text:span></text:p>
      <text:list xml:id="list4108783831" text:style-name="L13">
        <text:list-item>
          <text:p text:style-name="P36"><text:span text:style-name="T26">flex-wrap</text:span><text:span text:style-name="T17"> determines if the items in the flex-container will either overflow or wrap onto a new line.</text:span></text:p>
        </text:list-item>
        <text:list-item>
          <text:p text:style-name="P36"><text:span text:style-name="T17">Each new line can be considered as a new container for where the item can be grown or shrunk.</text:span></text:p>
        </text:list-item>
        <text:list-item>
          <text:p text:style-name="P43"><text:span text:style-name="T25">flex-wrap</text:span><text:span text:style-name="T12"> has an initial value of </text:span><text:span text:style-name="T25">nowrap</text:span><text:span text:style-name="T12"> which will cause overflow if the items’ dimensions are larger than the container.</text:span></text:p>
        </text:list-item>
      </text:list>
      <text:p text:style-name="P42"><text:span text:style-name="T12"/></text:p>
      <text:p text:style-name="P44"><text:span text:style-name="T20">flex-flow</text:span></text:p>
      <text:list xml:id="list3381958224" text:style-name="L14">
        <text:list-item>
          <text:p text:style-name="P37"><text:span text:style-name="T17">flex-flow is a shorthand that specifies </text:span><text:span text:style-name="T26">flex-direction</text:span><text:span text:style-name="T17"> and </text:span><text:span text:style-name="T26">flex-wrap.</text:span></text:p>
        </text:list-item>
        <text:list-item>
          <text:p text:style-name="P49"><text:span text:style-name="T2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5:49.293848212</meta:creation-date>
    <dc:date>2021-09-17T17:28:45.831242612</dc:date>
    <meta:editing-duration>PT37M2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939" meta:character-count="5358" meta:non-whitespace-character-count="4551"/>
  </office:meta>
</office:document-meta>
</file>